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style:style style:name="T19" style:family="text">
      <style:text-properties officeooo:rsid="00237537"/>
    </style:style>
    <style:style style:name="T20" style:family="text">
      <style:text-properties officeooo:rsid="002ce4c0"/>
    </style:style>
    <style:style style:name="T21" style:family="text">
      <style:text-properties officeooo:rsid="003193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text:bookmark-start text:name="__DdeLink__538_1596870067"/>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bookmark-end text:name="__DdeLink__538_1596870067"/></text:p>
      <text:p text:style-name="Standard"/>
      <text:p text:style-name="P3"><text:bookmark-start text:name="__DdeLink__540_1596870067"/>Ai parfaitement compris la façon de vous écrire de petits billets n'ayant pas forme de lettre, si vous allez à Paris.<text:bookmark-end text:name="__DdeLink__540_1596870067"/></text:p>
      <text:p text:style-name="P3"><text:bookmark-start text:name="__DdeLink__542_1596870067"/>Quel est le violoniste du Quintette en l'absence de Grappelly?<text:bookmark-end text:name="__DdeLink__542_1596870067"/></text:p>
      <text:p text:style-name="P3"><text:bookmark-start text:name="__DdeLink__544_1596870067"/>Amitié<text:bookmark-end text:name="__DdeLink__544_1596870067"/></text:p>
      <text:p text:style-name="P3">Hugues</text:p>
      <text:p text:style-name="P3"><text:bookmark-start text:name="__DdeLink__546_1596870067"/>P.S.<text:bookmark-end text:name="__DdeLink__546_1596870067"/> <text:bookmark-start text:name="__DdeLink__548_1596870067"/>Pour le fric, je crois que Pathé-Marconi a le droit de m'envoyer au moins 2.000 balles.<text:bookmark-end text:name="__DdeLink__548_1596870067"/></text:p>
      <text:p text:style-name="Standard"/>
      <text:p text:style-name="P1">Lettre 1674</text:p>
      <text:p text:style-name="Standard"/>
      <text:p text:style-name="Standard">16 Septembre 1943</text:p>
      <text:p text:style-name="Standard"/>
      <text:p text:style-name="Standard">Vieux Charles,</text:p>
      <text:p text:style-name="P3"><text:bookmark-start text:name="__DdeLink__556_3572785880"/>Ci-joint des tas d'épreuves. Quelques remarques :<text:bookmark-end text:name="__DdeLink__556_3572785880"/></text:p>
      <text:p text:style-name="P3"><text:bookmark-start text:name="__DdeLink__559_3572785880"/><text:span text:style-name="Police_20_par_20_défaut"><text:span text:style-name="T2">Ch. Dandies</text:span></text:span> -Kirby joue du tuba et-non de la basse dans les faces Dee Blues, etc, sauf Goodbye Blues, où il joue réellement de la string bass.<text:bookmark-end text:name="__DdeLink__559_3572785880"/></text:p>
      <text:p text:style-name="P3"><text:bookmark-start text:name="__DdeLink__562_3572785880"/><text:span text:style-name="Police_20_par_20_défaut"><text:span text:style-name="T2">B. Carter</text:span></text:span> - Dans les faces faites en Hollande où il y a Hawkins (My Buddy, etc), il n’y a pas 3 saxes, etc, il y a seulement comme section mélodique Hawk, Benny, Chilshom et John Williams<text:bookmark-end text:name="__DdeLink__562_3572785880"/> <text:bookmark-start text:name="__DdeLink__564_3572785880"/>(Clarinette).A noter que Benny joue un passage de ténor dans I ain't got nobody, ainsi que la clarinette dans ce même disque et dans Mighty like the blues.<text:bookmark-end text:name="__DdeLink__564_3572785880"/></text:p>
      <text:p text:style-name="P3"><text:bookmark-start text:name="__DdeLink__567_3572785880"/><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bookmark-end text:name="__DdeLink__567_3572785880"/></text:p>
      <text:p text:style-name="P3"><text:bookmark-start text:name="__DdeLink__573_291836651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bookmark-end text:name="__DdeLink__573_2918366513"/></text:p>
      <text:p text:style-name="P3"><text:bookmark-start text:name="__DdeLink__575_2918366513"/><text:span text:style-name="Police_20_par_20_défaut"><text:span text:style-name="T2">T. Wilson</text:span></text:span> - Je n'ai pas vu mentionné le personnel comprenant 3 saxes dont 2 sont Sedric et Pee <text:span text:style-name="T19">W</text:span>ee Russell et le 3ème un type comme Jefferson ou un autre alto de ce genre (plutôt Tab Smith, il me semble). Je n'ai malheureusement aucun renseignement à vous donner à ce sujet.<text:bookmark-end text:name="__DdeLink__575_2918366513"/></text:p>
      <text:p text:style-name="P3"><text:bookmark-start text:name="__DdeLink__577_291836651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bookmark-end text:name="__DdeLink__577_2918366513"/></text:p>
      <text:p text:style-name="P3"><text:bookmark-start text:name="__DdeLink__580_93915577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bookmark-end text:name="__DdeLink__580_939155773"/></text:p>
      <text:p text:style-name="P3"><text:bookmark-start text:name="__DdeLink__582_939155773"/>Je n'ai pas voulu faire ces corrections ou additions moi-même. Je vous les soumets, vous ferez comme bon vous semblera.<text:bookmark-end text:name="__DdeLink__582_939155773"/></text:p>
      <text:p text:style-name="P3"><text:bookmark-start text:name="__DdeLink__584_939155773"/>Le N° du Ivie Anderson (Plantation) est Variety VA 591.<text:bookmark-end text:name="__DdeLink__584_939155773"/></text:p>
      <text:p text:style-name="P3"><text:bookmark-start text:name="__DdeLink__586_939155773"/>N'ai pas le personnel du Metronome A.S.Band.<text:bookmark-end text:name="__DdeLink__586_939155773"/></text:p>
      <text:p text:style-name="P3"><text:soft-page-break/>E<text:bookmark-start text:name="__DdeLink__590_939155773"/>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bookmark-end text:name="__DdeLink__590_939155773"/></text:p>
      <text:p text:style-name="P3"><text:bookmark-start text:name="__DdeLink__594_939155773"/>N'oubliez pas de me retenir les exemplaires de la Disco demandés. Vous ne m'avez pas répondu à ce sujet.<text:bookmark-end text:name="__DdeLink__594_939155773"/></text:p>
      <text:p text:style-name="P3"><text:bookmark-start text:name="__DdeLink__596_93915577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bookmark-end text:name="__DdeLink__596_939155773"/></text:p>
      <text:p text:style-name="Standard"><text:tab/><text:bookmark-start text:name="__DdeLink__598_939155773"/>Quand à venir à Paris, le moment ne me parait pas bien choisi, franchement.<text:bookmark-end text:name="__DdeLink__598_939155773"/></text:p>
      <text:p text:style-name="Standard"><text:tab/><text:tab/><text:bookmark-start text:name="__DdeLink__600_939155773"/>Bien à vous<text:bookmark-end text:name="__DdeLink__600_939155773"/></text:p>
      <text:p text:style-name="Standard"><text:tab/><text:tab/>Hugues</text:p>
      <text:p text:style-name="Standard">P.S. <text:bookmark-start text:name="__DdeLink__602_939155773"/>–<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bookmark-end text:name="__DdeLink__602_939155773"/></text:p>
      <text:p text:style-name="Standard"><text:bookmark-start text:name="__DdeLink__604_939155773"/>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bookmark-end text:name="__DdeLink__604_939155773"/></text:p>
      <text:p text:style-name="Standard"><text:bookmark-start text:name="__DdeLink__606_939155773"/>Les Fats faits en 1938 en Angleterre sont placés beaucoup trop tôt. Il me semble qu'ils viennent juste <text:span text:style-name="Police_20_par_20_défaut"><text:span text:style-name="T2">après</text:span></text:span> les disques de gr. orch. (In gloaming, The Sheik, <text:span text:style-name="T20">etc</text:span>)<text:bookmark-end text:name="__DdeLink__606_939155773"/></text:p>
      <text:p text:style-name="Standard"/>
      <text:p text:style-name="P1">Lettre 1779</text:p>
      <text:p text:style-name="Standard"/>
      <text:p text:style-name="Standard">24 Novembre 1944</text:p>
      <text:p text:style-name="Standard"/>
      <text:p text:style-name="Standard">Vieux Charles,</text:p>
      <text:p text:style-name="P3">J<text:bookmark-start text:name="__DdeLink__619_2258657827"/>'apprends aujourd'hui seulement par Raymond Beau que vous n'avez jamais reçu la liste des 500 disques à rééditer que j'avais chargé un ami de vous porter il y d'un mois!<text:bookmark-end text:name="__DdeLink__619_2258657827"/></text:p>
      <text:p text:style-name="P3"><text:bookmark-start text:name="__DdeLink__621_2258657827"/>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bookmark-end text:name="__DdeLink__621_2258657827"/></text:p>
      <text:p text:style-name="P3">La proportion des Louis et des Duke est certainement imposante, mais elle répond certainement à <text:span text:style-name="T21">l</text:span>a valeur de ces disques par rapport aux autres... sans compter qu'une foule de musiciens parmi les plus grands se font entendre dans ces disques.</text:p>
      <text:p text:style-name="P3"><text:bookmark-start text:name="__DdeLink__624_2258657827"/>Si vous désirez que j'établisse une autre liste en ne tenant compte que des disques <text:span text:style-name="Police_20_par_20_défaut"><text:span text:style-name="T2">déjà parus</text:span></text:span> en France, dites-le moi, je le ferai aussitôt.<text:bookmark-end text:name="__DdeLink__624_2258657827"/></text:p>
      <text:p text:style-name="P3"><text:bookmark-start text:name="__DdeLink__626_2258657827"/>Je ne sais pas du tout si vous avez reçu mes différentes lettres, vous ne m'avez accusé réception d’aucune.<text:bookmark-end text:name="__DdeLink__626_2258657827"/></text:p>
      <text:p text:style-name="Standard"><text:bookmark-start text:name="__DdeLink__628_2258657827"/>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bookmark-end text:name="__DdeLink__628_2258657827"/></text:p>
      <text:p text:style-name="P3"><text:bookmark-start text:name="__DdeLink__630_2258657827"/>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bookmark-end text:name="__DdeLink__630_2258657827"/></text:p>
      <text:p text:style-name="P3"><text:bookmark-start text:name="__DdeLink__632_2258657827"/>J'attends de vos nouvelles par un prochain courrier.<text:bookmark-end text:name="__DdeLink__632_2258657827"/></text:p>
      <text:p text:style-name="P4"><text:bookmark-start text:name="__DdeLink__634_2258657827"/>Mes meilleures amitiés<text:bookmark-end text:name="__DdeLink__634_2258657827"/></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5-26T17:14:41.424610169</dc:date>
    <meta:editing-cycles>20</meta:editing-cycles>
    <meta:editing-duration>PT8H51M6S</meta:editing-duration>
    <meta:document-statistic meta:table-count="0" meta:image-count="0" meta:object-count="0" meta:page-count="11" meta:paragraph-count="103" meta:word-count="4226" meta:character-count="24572" meta:non-whitespace-character-count="20404"/>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